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DefaultParagraphFont" style:family="text">
      <style:text-properties fo:color="#111111"/>
    </style:style>
    <style:style style:name="T3" style:parent-style-name="Emphasis" style:family="text">
      <style:text-properties fo:color="#111111"/>
    </style:style>
    <style:style style:name="T4" style:parent-style-name="DefaultParagraphFont" style:family="text">
      <style:text-properties fo:color="#111111"/>
    </style:style>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office:automatic-styles>
  <office:body>
    <office:text text:use-soft-page-breaks="true">
      <text:p text:style-name="P1"/>
      <text:p text:style-name="Standard">Assignment:</text:p>
      <text:p text:style-name="Standard"/>
      <text:p text:style-name="Standard">Centrality measures can be used to predict (positive or negative) outcomes for a node.</text:p>
      <text:p text:style-name="Standard"/>
      <text:p text:style-name="Standard">Your task in this week’s assignment is to identify an interesting set of network<text:s/>data that is available on the web (either through web scraping or web APIs) that could be used for analyzing and comparing centrality measures across nodes.  As an additional constraint, there should be at least one categorical variable available for each<text:s/>node (such as “Male” or “Female”; “Republican”, “Democrat,” or “Undecided”, etc.)</text:p>
      <text:p text:style-name="Standard"/>
      <text:p text:style-name="Standard">In addition to identifying your data source, you should create a high level plan that describes how you would load the data for analysis, and describe a hypothetical outcome<text:s/>that could be predicted from comparing degree centrality across categorical groups. </text:p>
      <text:p text:style-name="Standard"/>
      <text:p text:style-name="Standard"><text:span text:style-name="T2">For this week’s assignment, you are </text:span><text:span text:style-name="T3">not required</text:span><text:span text:style-name="T4"> to actually load or analyze the data.  Please see also Project 1 below.</text:span></text:p>
      <text:p text:style-name="Standard"/>
      <text:p text:style-name="Standard">You may work in a small group on the assignment.   You should post your document to GitHub by end of day on Monday 6/19.</text:p>
      <text:p text:style-name="Standard"/>
      <text:p text:style-name="Standard">Response:</text:p>
      <text:p text:style-name="Standard"/>
      <text:p text:style-name="Standard">When I have trouble with programming code, I go to stack overflow. <text:s/>This is a website where users can ask many questions pertaining to scientific topics and “tag” them to<text:s/>indicate the specifics of the situation. <text:s/>For example, a person would tag a question with the word “python” if they were experiencing an error using the python programming language. <text:s/>After starting this class, I wonder what type of network exists between<text:s/>the users of this site. <text:s/>Are there a few all knowing people who answer most of the questions when they are posted or is it more spread out? <text:s/>Additionally, is there a lot of cross over between certain tagged posts (i.e. programming languages in this case)?<text:s/><text:s/></text:p>
      <text:p text:style-name="Standard"/>
      <text:p text:style-name="Standard"/>
      <text:p text:style-name="Standard">Loading Data:</text:p>
      <text:p text:style-name="Standard"/>
      <text:p text:style-name="Standard">By making use of the Stack API, and the python wrapper “stackapi”, we can get a large data set which will allow us to determine the following: the user who asked a question, the user who answered the question, and what tags were used to identify the question (e.g. python, c++, etc).<text:s text:c="2"/>This information will be saved into .csv files to avoid making too many requests. <text:s/>Once saved, this information can be easily converted to dictionaries, and panda dataframes, which will be passed to networkx for data analysis and graphlab or neo4j for visual representations.</text:p>
      <text:p text:style-name="Standard"/>
      <text:p text:style-name="Standard"><text:s/>Using the data, we<text:s/>will be able to determine some interesting outcomes:</text:p>
      <text:p text:style-name="Standard"/>
      <text:list text:style-name="LFO1" text:continue-numbering="true">
        <text:list-item>
          <text:p text:style-name="P5">Users with a high degree<text:s/>centrality: <text:s/>This would show us the people who are in contact with a large amount of other<text:s/>people.</text:p>
        </text:list-item>
        <text:list-item>
          <text:p text:style-name="P6">Users with a high betweenness centrality: This would show users who provide a bridge between clusters of user groups and who possibly have knowledge in more than one programming language (identified by the tags).</text:p>
        </text:list-item>
        <text:list-item>
          <text:p text:style-name="P7">We can make use of filtering for tag information (e.g. tags containing the word “python”) to investigate if there are any significant differences<text:s/>of degree centrality and betweenness for different programming language communities on stackoverflow.<text:s text:c="2"/>This would provide us with knowledge on which communities are the most connected with others<text:s/>(betweenness), as well as with themselves<text:s/>(degree centrality).<text:s text:c="2"/>Users with the highest degree centrality would show us who are the most active within the community. <text:s/>Further investigation<text:s/>can<text:s/>then be performed to see the amount of times that these users asked or answered a questio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mphasis" style:display-name="Emphasis"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n Grando</dc:creator>
    <meta:creation-date>2017-06-17T12:32:00Z</meta:creation-date>
    <dc:date>2017-06-17T17:10:00Z</dc:date>
    <meta:template xlink:href="Normal.dotm" xlink:type="simple"/>
    <meta:editing-cycles>6</meta:editing-cycles>
    <meta:editing-duration>PT1320S</meta:editing-duration>
    <meta:document-statistic meta:page-count="2" meta:paragraph-count="6" meta:word-count="498" meta:character-count="3332" meta:row-count="23" meta:non-whitespace-character-count="2840"/>
  </office:meta>
</office:document-meta>
</file>